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IDGenerator.getPositiv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IDGenerator.RandomIDGenerator( boolean onlyPositive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IDGenerator.setPositiveIds( boolean onlyPositive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IDGenerator.nextIdImp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ndomIDGenerator.RandomID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